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iberation Sans1" svg:font-family="'Liberation Sans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5c1d09" style:font-size-asian="12pt" style:font-name-complex="Times New Roman3" style:font-size-complex="12pt" style:font-weight-complex="bold"/>
    </style:style>
    <style:style style:name="P3" style:family="paragraph" style:parent-style-name="Standard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5d906d" style:font-size-asian="12pt" style:font-name-complex="Times New Roman3" style:font-size-complex="12pt" style:font-weight-complex="bold"/>
    </style:style>
    <style:style style:name="P4" style:family="paragraph" style:parent-style-name="Standard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601dfd" style:font-size-asian="12pt" style:font-name-complex="Times New Roman3" style:font-size-complex="12pt" style:font-weight-complex="bold"/>
    </style:style>
    <style:style style:name="P5" style:family="paragraph" style:parent-style-name="Standard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84d140" style:font-size-asian="12pt" style:font-name-complex="Times New Roman3" style:font-size-complex="12pt" style:font-weight-complex="bold"/>
    </style:style>
    <style:style style:name="P6" style:family="paragraph" style:parent-style-name="Contents_20_1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rsid="001971d4" officeooo:paragraph-rsid="005c1d09" style:font-size-asian="12pt" style:font-name-complex="Times New Roman3" style:font-size-complex="12pt" style:font-weight-complex="bold"/>
    </style:style>
    <style:style style:name="P7" style:family="paragraph" style:parent-style-name="Contents_20_1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rsid="001971d4" officeooo:paragraph-rsid="005d906d" style:font-size-asian="12pt" style:font-name-complex="Times New Roman3" style:font-size-complex="12pt" style:font-weight-complex="bold"/>
    </style:style>
    <style:style style:name="P8" style:family="paragraph" style:parent-style-name="Contents_20_1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rsid="001971d4" officeooo:paragraph-rsid="00601dfd" style:font-size-asian="12pt" style:font-name-complex="Times New Roman3" style:font-size-complex="12pt" style:font-weight-complex="bold"/>
    </style:style>
    <style:style style:name="P9" style:family="paragraph" style:parent-style-name="Contents_20_1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rsid="001971d4" officeooo:paragraph-rsid="0062ec6e" style:font-size-asian="12pt" style:font-name-complex="Times New Roman3" style:font-size-complex="12pt" style:font-weight-complex="bold"/>
    </style:style>
    <style:style style:name="P10" style:family="paragraph" style:parent-style-name="Contents_20_1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rsid="001971d4" officeooo:paragraph-rsid="0055e3b1" style:font-size-asian="12pt" style:font-name-complex="Times New Roman3" style:font-size-complex="12pt" style:font-weight-complex="bold"/>
    </style:style>
    <style:style style:name="P11" style:family="paragraph" style:parent-style-name="Contents_20_1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rsid="001971d4" officeooo:paragraph-rsid="0084d140" style:font-size-asian="12pt" style:font-name-complex="Times New Roman3" style:font-size-complex="12pt" style:font-weight-complex="bold"/>
    </style:style>
    <style:style style:name="P12" style:family="paragraph" style:parent-style-name="Contents_20_1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601dfd" style:font-size-asian="12pt" style:font-name-complex="Times New Roman3" style:font-size-complex="12pt" style:font-weight-complex="bold"/>
    </style:style>
    <style:style style:name="P13" style:family="paragraph" style:parent-style-name="Contents_20_1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rsid="00833317" officeooo:paragraph-rsid="00833317" style:font-size-asian="12pt" style:font-name-complex="Times New Roman3" style:font-size-complex="12pt" style:font-weight-complex="bold"/>
    </style:style>
    <style:style style:name="P14" style:family="paragraph" style:parent-style-name="Contents_20_1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fo:font-weight="normal" officeooo:rsid="008d99f9" officeooo:paragraph-rsid="008d99f9" style:font-size-asian="12pt" style:font-weight-asian="normal" style:font-name-complex="Times New Roman3" style:font-size-complex="12pt" style:font-weight-complex="normal"/>
    </style:style>
    <style:style style:name="P15" style:family="paragraph" style:parent-style-name="Standard">
      <style:paragraph-properties fo:margin-top="0cm" fo:margin-bottom="0cm" style:contextual-spacing="false" fo:line-height="150%"/>
      <style:text-properties style:font-name="Times New Roman2" officeooo:paragraph-rsid="0054438e"/>
    </style:style>
    <style:style style:name="P16" style:family="paragraph" style:parent-style-name="Standard">
      <style:paragraph-properties fo:margin-top="0cm" fo:margin-bottom="0cm" style:contextual-spacing="false" fo:line-height="150%"/>
      <style:text-properties style:font-name="Times New Roman2" officeooo:paragraph-rsid="005d906d"/>
    </style:style>
    <style:style style:name="P17" style:family="paragraph" style:parent-style-name="Standard">
      <style:paragraph-properties fo:margin-top="0cm" fo:margin-bottom="0cm" style:contextual-spacing="false" fo:line-height="150%"/>
      <style:text-properties style:font-name="Times New Roman2" officeooo:paragraph-rsid="006394cb"/>
    </style:style>
    <style:style style:name="P18" style:family="paragraph" style:parent-style-name="Standard">
      <style:paragraph-properties fo:margin-top="0cm" fo:margin-bottom="0cm" style:contextual-spacing="false" fo:line-height="150%"/>
      <style:text-properties style:font-name="Times New Roman2" fo:font-size="12pt" fo:language="en" fo:country="US" style:text-underline-style="solid" style:text-underline-width="auto" style:text-underline-color="font-color" fo:font-weight="bold" officeooo:paragraph-rsid="0054438e" style:font-size-asian="12pt" style:language-asian="ja" style:country-asian="JP" style:font-weight-asian="bold" style:font-name-complex="Times New Roman3" style:font-size-complex="12pt"/>
    </style:style>
    <style:style style:name="P19" style:family="paragraph" style:parent-style-name="Project_20_Body">
      <style:paragraph-properties fo:margin-top="0cm" fo:margin-bottom="0cm" style:contextual-spacing="false" fo:line-height="150%" fo:text-align="center" style:justify-single-word="false"/>
      <style:text-properties style:font-name="Times New Roman2" fo:font-style="italic" officeooo:rsid="00524423" officeooo:paragraph-rsid="00524423" style:font-style-asian="italic" style:font-style-complex="italic"/>
    </style:style>
    <style:style style:name="P20" style:family="paragraph" style:parent-style-name="Contents_20_1">
      <style:paragraph-properties fo:margin-top="0cm" fo:margin-bottom="0cm" style:contextual-spacing="false" fo:line-height="150%"/>
      <style:text-properties style:font-name="Times New Roman2" fo:font-size="12pt" fo:font-weight="bold" officeooo:paragraph-rsid="0055e3b1" style:font-size-asian="12pt" style:font-weight-asian="bold" style:font-name-complex="Times New Roman3" style:font-size-complex="12pt" style:font-weight-complex="bold"/>
    </style:style>
    <style:style style:name="P21" style:family="paragraph" style:parent-style-name="Contents_20_1">
      <style:paragraph-properties fo:margin-top="0cm" fo:margin-bottom="0cm" style:contextual-spacing="false" fo:line-height="150%"/>
      <style:text-properties style:font-name="Times New Roman2" fo:font-size="12pt" fo:font-weight="bold" officeooo:paragraph-rsid="0054438e" style:font-size-asian="12pt" style:font-weight-asian="bold" style:font-name-complex="Times New Roman3" style:font-size-complex="12pt" style:font-weight-complex="bold"/>
    </style:style>
    <style:style style:name="P22" style:family="paragraph" style:parent-style-name="Contents_20_1">
      <style:paragraph-properties fo:margin-top="0cm" fo:margin-bottom="0cm" style:contextual-spacing="false" fo:line-height="150%"/>
      <style:text-properties style:font-name="Times New Roman2" fo:font-size="12pt" fo:font-weight="bold" officeooo:paragraph-rsid="00601dfd" style:font-size-asian="12pt" style:font-weight-asian="bold" style:font-name-complex="Times New Roman3" style:font-size-complex="12pt" style:font-weight-complex="bold"/>
    </style:style>
    <style:style style:name="P23" style:family="paragraph" style:parent-style-name="Contents_20_1">
      <style:paragraph-properties fo:margin-top="0cm" fo:margin-bottom="0cm" style:contextual-spacing="false" fo:line-height="150%"/>
      <style:text-properties style:font-name="Times New Roman2" fo:font-size="12pt" fo:font-weight="bold" officeooo:paragraph-rsid="0062ec6e" style:font-size-asian="12pt" style:font-weight-asian="bold" style:font-name-complex="Times New Roman3" style:font-size-complex="12pt" style:font-weight-complex="bold"/>
    </style:style>
    <style:style style:name="P24" style:family="paragraph" style:parent-style-name="Contents_20_1">
      <style:paragraph-properties fo:margin-top="0cm" fo:margin-bottom="0cm" style:contextual-spacing="false" fo:line-height="150%"/>
      <style:text-properties style:font-name="Times New Roman2" fo:font-size="12pt" fo:font-weight="bold" officeooo:paragraph-rsid="008bda20" style:font-size-asian="12pt" style:font-weight-asian="bold" style:font-name-complex="Times New Roman3" style:font-size-complex="12pt" style:font-weight-complex="bold"/>
    </style:style>
    <style:style style:name="P25" style:family="paragraph" style:parent-style-name="Contents_20_1">
      <style:paragraph-properties fo:margin-left="0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55e3b1" style:font-size-asian="12pt" style:font-name-complex="Times New Roman3" style:font-size-complex="12pt" style:font-weight-complex="bold"/>
    </style:style>
    <style:style style:name="P26" style:family="paragraph" style:parent-style-name="Contents_20_1">
      <style:paragraph-properties fo:margin-left="0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5a758f" style:font-size-asian="12pt" style:font-name-complex="Times New Roman3" style:font-size-complex="12pt" style:font-weight-complex="bold"/>
    </style:style>
    <style:style style:name="P27" style:family="paragraph" style:parent-style-name="Contents_20_1">
      <style:paragraph-properties fo:margin-left="0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54438e" style:font-size-asian="12pt" style:font-name-complex="Times New Roman3" style:font-size-complex="12pt" style:font-weight-complex="bold"/>
    </style:style>
    <style:style style:name="P28" style:family="paragraph" style:parent-style-name="Contents_20_1">
      <style:paragraph-properties fo:margin-left="0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601dfd" style:font-size-asian="12pt" style:font-name-complex="Times New Roman3" style:font-size-complex="12pt" style:font-weight-complex="bold"/>
    </style:style>
    <style:style style:name="P29" style:family="paragraph" style:parent-style-name="Contents_20_1">
      <style:paragraph-properties fo:margin-left="0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62ec6e" style:font-size-asian="12pt" style:font-name-complex="Times New Roman3" style:font-size-complex="12pt" style:font-weight-complex="bold"/>
    </style:style>
    <style:style style:name="P30" style:family="paragraph" style:parent-style-name="Contents_20_1">
      <style:paragraph-properties fo:margin-left="0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833317" style:font-size-asian="12pt" style:font-name-complex="Times New Roman3" style:font-size-complex="12pt" style:font-weight-complex="bold"/>
    </style:style>
    <style:style style:name="P31" style:family="paragraph" style:parent-style-name="Contents_20_1">
      <style:paragraph-properties fo:margin-left="0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8bda20" style:font-size-asian="12pt" style:font-name-complex="Times New Roman3" style:font-size-complex="12pt" style:font-weight-complex="bold"/>
    </style:style>
    <style:style style:name="P32" style:family="paragraph" style:parent-style-name="Contents_20_1">
      <style:paragraph-properties fo:margin-left="0cm" fo:margin-right="0cm" fo:margin-top="0cm" fo:margin-bottom="0cm" style:contextual-spacing="false" fo:line-height="150%" fo:text-indent="1.27cm" style:auto-text-indent="false"/>
      <style:text-properties style:font-name="Times New Roman2" fo:font-size="12pt" officeooo:rsid="001971d4" officeooo:paragraph-rsid="0062ec6e" style:font-size-asian="12pt" style:font-name-complex="Times New Roman3" style:font-size-complex="12pt" style:font-weight-complex="bold"/>
    </style:style>
    <style:style style:name="P33" style:family="paragraph" style:parent-style-name="Contents_20_1">
      <style:paragraph-properties fo:margin-left="0cm" fo:margin-right="0cm" fo:margin-top="0cm" fo:margin-bottom="0cm" style:contextual-spacing="false" fo:line-height="150%" fo:text-indent="1.27cm" style:auto-text-indent="false"/>
      <style:text-properties style:font-name="Times New Roman2" fo:font-size="12pt" officeooo:rsid="0056ede0" officeooo:paragraph-rsid="005a758f" style:font-size-asian="12pt" style:font-name-complex="Times New Roman3" style:font-size-complex="12pt" style:font-weight-complex="bold"/>
    </style:style>
    <style:style style:name="P34" style:family="paragraph" style:parent-style-name="Contents_20_1">
      <style:paragraph-properties fo:margin-left="0cm" fo:margin-right="0cm" fo:margin-top="0cm" fo:margin-bottom="0cm" style:contextual-spacing="false" fo:line-height="150%" fo:text-indent="0cm" style:auto-text-indent="false"/>
      <style:text-properties style:font-name="Times New Roman2" fo:font-size="12pt" fo:font-weight="bold" officeooo:paragraph-rsid="007ba3e7" style:font-size-asian="12pt" style:font-weight-asian="bold" style:font-name-complex="Times New Roman3" style:font-size-complex="12pt" style:font-weight-complex="bold"/>
    </style:style>
    <style:style style:name="P35" style:family="paragraph" style:parent-style-name="Project_20_Title" style:master-page-name="Standard">
      <style:paragraph-properties fo:margin-top="0cm" fo:margin-bottom="0cm" style:contextual-spacing="true" fo:line-height="150%" style:page-number="3"/>
      <style:text-properties style:font-name="Times New Roman2" officeooo:rsid="00524423" officeooo:paragraph-rsid="00524423"/>
    </style:style>
    <style:style style:name="T1" style:family="text">
      <style:text-properties officeooo:rsid="0053c5bf"/>
    </style:style>
    <style:style style:name="T2" style:family="text">
      <style:text-properties officeooo:rsid="0016b543"/>
    </style:style>
    <style:style style:name="T3" style:family="text">
      <style:text-properties officeooo:rsid="0056ede0"/>
    </style:style>
    <style:style style:name="T4" style:family="text">
      <style:text-properties officeooo:rsid="0057e18c"/>
    </style:style>
    <style:style style:name="T5" style:family="text">
      <style:text-properties officeooo:rsid="00588b1e"/>
    </style:style>
    <style:style style:name="T6" style:family="text">
      <style:text-properties fo:font-size="12pt" fo:language="en" fo:country="US" style:text-underline-style="solid" style:text-underline-width="auto" style:text-underline-color="font-color" fo:font-weight="bold" style:font-size-asian="12pt" style:language-asian="ja" style:country-asian="JP" style:font-weight-asian="bold" style:font-name-complex="Times New Roman3" style:font-size-complex="12pt"/>
    </style:style>
    <style:style style:name="T7" style:family="text">
      <style:text-properties fo:font-size="12pt" fo:language="en" fo:country="US" fo:font-weight="bold" style:font-size-asian="12pt" style:language-asian="ja" style:country-asian="JP" style:font-weight-asian="bold" style:font-name-complex="Times New Roman3" style:font-size-complex="12pt"/>
    </style:style>
    <style:style style:name="T8" style:family="text">
      <style:text-properties fo:font-size="12pt" fo:language="en" fo:country="US" fo:font-weight="bold" officeooo:rsid="0056ede0" style:font-size-asian="12pt" style:language-asian="ja" style:country-asian="JP" style:font-weight-asian="bold" style:font-name-complex="Times New Roman3" style:font-size-complex="12pt"/>
    </style:style>
    <style:style style:name="T9" style:family="text">
      <style:text-properties fo:font-size="12pt" fo:language="en" fo:country="US" fo:font-weight="bold" officeooo:rsid="005d880e" style:font-size-asian="12pt" style:language-asian="ja" style:country-asian="JP" style:font-weight-asian="bold" style:font-name-complex="Times New Roman3" style:font-size-complex="12pt"/>
    </style:style>
    <style:style style:name="T10" style:family="text">
      <style:text-properties fo:font-size="12pt" fo:language="en" fo:country="US" fo:font-weight="bold" officeooo:rsid="001c7222" style:font-size-asian="12pt" style:language-asian="ja" style:country-asian="JP" style:font-weight-asian="bold" style:font-name-complex="Times New Roman3" style:font-size-complex="12pt"/>
    </style:style>
    <style:style style:name="T11" style:family="text">
      <style:text-properties fo:font-size="12pt" fo:language="en" fo:country="US" fo:font-weight="bold" officeooo:rsid="005d906d" style:font-size-asian="12pt" style:language-asian="ja" style:country-asian="JP" style:font-weight-asian="bold" style:font-name-complex="Times New Roman3" style:font-size-complex="12pt"/>
    </style:style>
    <style:style style:name="T12" style:family="text">
      <style:text-properties fo:font-size="12pt" fo:language="en" fo:country="US" fo:font-weight="bold" officeooo:rsid="006757a3" style:font-size-asian="12pt" style:language-asian="ja" style:country-asian="JP" style:font-weight-asian="bold" style:font-name-complex="Times New Roman3" style:font-size-complex="12pt"/>
    </style:style>
    <style:style style:name="T13" style:family="text">
      <style:text-properties fo:font-size="12pt" fo:language="en" fo:country="US" fo:font-weight="bold" officeooo:rsid="00864e36" style:font-size-asian="12pt" style:language-asian="ja" style:country-asian="JP" style:font-weight-asian="bold" style:font-name-complex="Times New Roman3" style:font-size-complex="12pt"/>
    </style:style>
    <style:style style:name="T14" style:family="text">
      <style:text-properties fo:font-size="12pt" fo:language="en" fo:country="US" fo:font-weight="bold" officeooo:rsid="0087b6fe" style:font-size-asian="12pt" style:language-asian="ja" style:country-asian="JP" style:font-weight-asian="bold" style:font-name-complex="Times New Roman3" style:font-size-complex="12pt"/>
    </style:style>
    <style:style style:name="T15" style:family="text">
      <style:text-properties fo:font-size="12pt" fo:language="en" fo:country="US" fo:font-weight="normal" officeooo:rsid="001b11b2" style:font-size-asian="12pt" style:language-asian="ja" style:country-asian="JP" style:font-weight-asian="normal" style:font-name-complex="Times New Roman3" style:font-size-complex="12pt" style:font-weight-complex="normal"/>
    </style:style>
    <style:style style:name="T16" style:family="text">
      <style:text-properties fo:font-size="12pt" fo:language="en" fo:country="US" style:font-size-asian="12pt" style:language-asian="ja" style:country-asian="JP" style:font-size-complex="12pt"/>
    </style:style>
    <style:style style:name="T17" style:family="text">
      <style:text-properties fo:font-size="12pt" fo:language="en" fo:country="US" officeooo:rsid="001b11b2" style:font-size-asian="12pt" style:language-asian="ja" style:country-asian="JP" style:font-size-complex="12pt"/>
    </style:style>
    <style:style style:name="T18" style:family="text">
      <style:text-properties fo:font-size="12pt" fo:language="en" fo:country="US" officeooo:rsid="005d880e" style:font-size-asian="12pt" style:language-asian="ja" style:country-asian="JP" style:font-size-complex="12pt"/>
    </style:style>
    <style:style style:name="T19" style:family="text">
      <style:text-properties fo:font-size="12pt" fo:language="en" fo:country="US" officeooo:rsid="005d906d" style:font-size-asian="12pt" style:language-asian="ja" style:country-asian="JP" style:font-size-complex="12pt"/>
    </style:style>
    <style:style style:name="T20" style:family="text">
      <style:text-properties fo:font-size="12pt" fo:language="en" fo:country="US" officeooo:rsid="006757a3" style:font-size-asian="12pt" style:language-asian="ja" style:country-asian="JP" style:font-size-complex="12pt"/>
    </style:style>
    <style:style style:name="T21" style:family="text">
      <style:text-properties fo:font-size="12pt" fo:language="en" fo:country="US" officeooo:rsid="00864e36" style:font-size-asian="12pt" style:language-asian="ja" style:country-asian="JP" style:font-size-complex="12pt"/>
    </style:style>
    <style:style style:name="T22" style:family="text">
      <style:text-properties fo:font-size="12pt" fo:language="en" fo:country="US" style:font-size-asian="12pt" style:language-asian="ja" style:country-asian="JP" style:font-name-complex="Times New Roman3" style:font-size-complex="12pt"/>
    </style:style>
    <style:style style:name="T23" style:family="text">
      <style:text-properties fo:font-size="12pt" fo:language="en" fo:country="US" officeooo:rsid="001c7222" style:font-size-asian="12pt" style:language-asian="ja" style:country-asian="JP" style:font-name-complex="Times New Roman3" style:font-size-complex="12pt"/>
    </style:style>
    <style:style style:name="T24" style:family="text">
      <style:text-properties fo:font-size="12pt" fo:language="en" fo:country="US" officeooo:rsid="005d906d" style:font-size-asian="12pt" style:language-asian="ja" style:country-asian="JP" style:font-name-complex="Times New Roman3" style:font-size-complex="12pt"/>
    </style:style>
    <style:style style:name="T25" style:family="text">
      <style:text-properties fo:font-size="12pt" fo:language="en" fo:country="US" officeooo:rsid="006757a3" style:font-size-asian="12pt" style:language-asian="ja" style:country-asian="JP" style:font-name-complex="Times New Roman3" style:font-size-complex="12pt"/>
    </style:style>
    <style:style style:name="T26" style:family="text">
      <style:text-properties fo:font-size="12pt" fo:language="en" fo:country="US" officeooo:rsid="00864e36" style:font-size-asian="12pt" style:language-asian="ja" style:country-asian="JP" style:font-name-complex="Times New Roman3" style:font-size-complex="12pt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font-size="12pt" officeooo:rsid="001b11b2" style:font-size-asian="12pt" style:font-size-complex="12pt"/>
    </style:style>
    <style:style style:name="T29" style:family="text">
      <style:text-properties fo:font-size="12pt" officeooo:rsid="005d880e" style:font-size-asian="12pt" style:font-size-complex="12pt"/>
    </style:style>
    <style:style style:name="T30" style:family="text">
      <style:text-properties fo:font-size="12pt" officeooo:rsid="006757a3" style:font-size-asian="12pt" style:font-size-complex="12pt"/>
    </style:style>
    <style:style style:name="T31" style:family="text">
      <style:text-properties fo:font-size="12pt" officeooo:rsid="00864e36" style:font-size-asian="12pt" style:font-size-complex="12pt"/>
    </style:style>
    <style:style style:name="T32" style:family="text">
      <style:text-properties fo:font-size="12pt" fo:font-weight="bold" style:font-size-asian="12pt" style:font-weight-asian="bold" style:font-name-complex="Times New Roman3" style:font-size-complex="12pt"/>
    </style:style>
    <style:style style:name="T33" style:family="text">
      <style:text-properties fo:font-size="12pt" fo:font-weight="bold" officeooo:rsid="006394cb" style:font-size-asian="12pt" style:font-weight-asian="bold" style:font-name-complex="Times New Roman3" style:font-size-complex="12pt"/>
    </style:style>
    <style:style style:name="T34" style:family="text">
      <style:text-properties fo:font-size="12pt" fo:font-weight="bold" officeooo:rsid="001c7222" style:font-size-asian="12pt" style:font-weight-asian="bold" style:font-name-complex="Times New Roman3" style:font-size-complex="12pt"/>
    </style:style>
    <style:style style:name="T35" style:family="text">
      <style:text-properties fo:font-size="12pt" fo:font-weight="bold" officeooo:rsid="0090d2be" style:font-size-asian="12pt" style:font-weight-asian="bold" style:font-name-complex="Times New Roman3" style:font-size-complex="12pt"/>
    </style:style>
    <style:style style:name="T36" style:family="text">
      <style:text-properties fo:font-size="12pt" fo:font-weight="bold" officeooo:rsid="0092aef4" style:font-size-asian="12pt" style:font-weight-asian="bold" style:font-name-complex="Times New Roman3" style:font-size-complex="12pt"/>
    </style:style>
    <style:style style:name="T37" style:family="text">
      <style:text-properties fo:font-size="12pt" fo:font-weight="bold" officeooo:rsid="0095d8e9" style:font-size-asian="12pt" style:font-weight-asian="bold" style:font-name-complex="Times New Roman3" style:font-size-complex="12pt"/>
    </style:style>
    <style:style style:name="T38" style:family="text">
      <style:text-properties fo:font-size="12pt" fo:font-weight="bold" officeooo:rsid="00976acc" style:font-size-asian="12pt" style:font-weight-asian="bold" style:font-name-complex="Times New Roman3" style:font-size-complex="12pt"/>
    </style:style>
    <style:style style:name="T39" style:family="text">
      <style:text-properties officeooo:rsid="005b8220"/>
    </style:style>
    <style:style style:name="T40" style:family="text">
      <style:text-properties officeooo:rsid="005b887e"/>
    </style:style>
    <style:style style:name="T41" style:family="text">
      <style:text-properties officeooo:rsid="005c1d09"/>
    </style:style>
    <style:style style:name="T42" style:family="text">
      <style:text-properties fo:language="en" fo:country="US" fo:font-weight="bold" officeooo:rsid="005d906d" style:language-asian="ja" style:country-asian="JP" style:font-weight-asian="bold"/>
    </style:style>
    <style:style style:name="T43" style:family="text">
      <style:text-properties fo:language="en" fo:country="US" fo:font-weight="normal" officeooo:rsid="005d906d" style:language-asian="ja" style:country-asian="JP" style:font-weight-asian="normal" style:font-weight-complex="normal"/>
    </style:style>
    <style:style style:name="T44" style:family="text">
      <style:text-properties fo:language="en" fo:country="US" fo:font-weight="normal" officeooo:rsid="005c1d09" style:language-asian="ja" style:country-asian="JP" style:font-weight-asian="normal" style:font-weight-complex="normal"/>
    </style:style>
    <style:style style:name="T45" style:family="text">
      <style:text-properties fo:language="en" fo:country="US" fo:font-weight="normal" officeooo:rsid="005e749d" style:language-asian="ja" style:country-asian="JP" style:font-weight-asian="normal" style:font-weight-complex="normal"/>
    </style:style>
    <style:style style:name="T46" style:family="text">
      <style:text-properties fo:language="en" fo:country="US" fo:font-weight="normal" officeooo:rsid="00601dfd" style:language-asian="ja" style:country-asian="JP" style:font-weight-asian="normal" style:font-weight-complex="normal"/>
    </style:style>
    <style:style style:name="T47" style:family="text">
      <style:text-properties fo:language="en" fo:country="US" fo:font-weight="normal" officeooo:rsid="00611875" style:language-asian="ja" style:country-asian="JP" style:font-weight-asian="normal" style:font-weight-complex="normal"/>
    </style:style>
    <style:style style:name="T48" style:family="text">
      <style:text-properties fo:language="en" fo:country="US" fo:font-weight="normal" officeooo:rsid="0062ec6e" style:language-asian="ja" style:country-asian="JP" style:font-weight-asian="normal" style:font-weight-complex="normal"/>
    </style:style>
    <style:style style:name="T49" style:family="text">
      <style:text-properties fo:language="en" fo:country="US" fo:font-weight="normal" officeooo:rsid="006757a3" style:language-asian="ja" style:country-asian="JP" style:font-weight-asian="normal" style:font-weight-complex="normal"/>
    </style:style>
    <style:style style:name="T50" style:family="text">
      <style:text-properties fo:language="en" fo:country="US" fo:font-weight="normal" officeooo:rsid="00735723" style:language-asian="ja" style:country-asian="JP" style:font-weight-asian="normal" style:font-weight-complex="normal"/>
    </style:style>
    <style:style style:name="T51" style:family="text">
      <style:text-properties fo:language="en" fo:country="US" fo:font-weight="normal" officeooo:rsid="00762b3b" style:language-asian="ja" style:country-asian="JP" style:font-weight-asian="normal" style:font-weight-complex="normal"/>
    </style:style>
    <style:style style:name="T52" style:family="text">
      <style:text-properties fo:language="en" fo:country="US" fo:font-weight="normal" officeooo:rsid="0088fffb" style:language-asian="ja" style:country-asian="JP" style:font-weight-asian="normal" style:font-weight-complex="normal"/>
    </style:style>
    <style:style style:name="T53" style:family="text">
      <style:text-properties fo:language="en" fo:country="US" fo:font-weight="normal" officeooo:rsid="008b65f7" style:language-asian="ja" style:country-asian="JP" style:font-weight-asian="normal" style:font-weight-complex="normal"/>
    </style:style>
    <style:style style:name="T54" style:family="text">
      <style:text-properties fo:language="en" fo:country="US" fo:font-weight="normal" officeooo:rsid="005e749d" style:language-asian="ja" style:country-asian="JP" style:font-weight-asian="normal"/>
    </style:style>
    <style:style style:name="T55" style:family="text">
      <style:text-properties fo:language="en" fo:country="US" fo:font-weight="normal" officeooo:rsid="005d906d" style:language-asian="ja" style:country-asian="JP" style:font-weight-asian="normal"/>
    </style:style>
    <style:style style:name="T56" style:family="text">
      <style:text-properties fo:language="en" fo:country="US" fo:font-weight="normal" officeooo:rsid="005c1d09" style:language-asian="ja" style:country-asian="JP" style:font-weight-asian="normal"/>
    </style:style>
    <style:style style:name="T57" style:family="text">
      <style:text-properties fo:language="en" fo:country="US" fo:font-weight="normal" officeooo:rsid="00611875" style:language-asian="ja" style:country-asian="JP" style:font-weight-asian="normal"/>
    </style:style>
    <style:style style:name="T58" style:family="text">
      <style:text-properties fo:language="en" fo:country="US" fo:font-weight="normal" officeooo:rsid="0062ec6e" style:language-asian="ja" style:country-asian="JP" style:font-weight-asian="normal"/>
    </style:style>
    <style:style style:name="T59" style:family="text">
      <style:text-properties fo:language="en" fo:country="US" fo:font-weight="normal" officeooo:rsid="00762b3b" style:language-asian="ja" style:country-asian="JP" style:font-weight-asian="normal"/>
    </style:style>
    <style:style style:name="T60" style:family="text">
      <style:text-properties fo:language="en" fo:country="US" fo:font-weight="normal" officeooo:rsid="008b65f7" style:language-asian="ja" style:country-asian="JP" style:font-weight-asian="normal"/>
    </style:style>
    <style:style style:name="T61" style:family="text">
      <style:text-properties officeooo:rsid="005e749d"/>
    </style:style>
    <style:style style:name="T62" style:family="text">
      <style:text-properties officeooo:rsid="00601dfd"/>
    </style:style>
    <style:style style:name="T63" style:family="text">
      <style:text-properties officeooo:rsid="00611875"/>
    </style:style>
    <style:style style:name="T64" style:family="text">
      <style:text-properties officeooo:rsid="0062ec6e"/>
    </style:style>
    <style:style style:name="T65" style:family="text">
      <style:text-properties officeooo:rsid="006757a3"/>
    </style:style>
    <style:style style:name="T66" style:family="text">
      <style:text-properties officeooo:rsid="00735723"/>
    </style:style>
    <style:style style:name="T67" style:family="text">
      <style:text-properties officeooo:rsid="00762b3b"/>
    </style:style>
    <style:style style:name="T68" style:family="text">
      <style:text-properties officeooo:rsid="007a3a57"/>
    </style:style>
    <style:style style:name="T69" style:family="text">
      <style:text-properties officeooo:rsid="007bbf9b"/>
    </style:style>
    <style:style style:name="T70" style:family="text">
      <style:text-properties officeooo:rsid="00833317"/>
    </style:style>
    <style:style style:name="T71" style:family="text">
      <style:text-properties officeooo:rsid="00833808"/>
    </style:style>
    <style:style style:name="T72" style:family="text">
      <style:text-properties officeooo:rsid="0084d140"/>
    </style:style>
    <style:style style:name="T73" style:family="text">
      <style:text-properties officeooo:rsid="0084d291"/>
    </style:style>
    <style:style style:name="T74" style:family="text">
      <style:text-properties officeooo:rsid="0084df94"/>
    </style:style>
    <style:style style:name="T75" style:family="text">
      <style:text-properties officeooo:rsid="001971d4"/>
    </style:style>
    <style:style style:name="T76" style:family="text">
      <style:text-properties officeooo:rsid="00860b6a"/>
    </style:style>
    <style:style style:name="T77" style:family="text">
      <style:text-properties officeooo:rsid="0088fffb"/>
    </style:style>
    <style:style style:name="T78" style:family="text">
      <style:text-properties officeooo:rsid="008bda20"/>
    </style:style>
    <style:style style:name="T79" style:family="text">
      <style:text-properties officeooo:rsid="008f5bcc"/>
    </style:style>
    <style:style style:name="T80" style:family="text">
      <style:text-properties officeooo:rsid="008fb6c2"/>
    </style:style>
    <style:style style:name="T81" style:family="text">
      <style:text-properties officeooo:rsid="00904043"/>
    </style:style>
    <style:style style:name="T82" style:family="text">
      <style:text-properties officeooo:rsid="009470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</text:sequence-decls>
      <text:p text:style-name="P35">CONTENTS</text:p>
      <text:p text:style-name="P19"><text:tab/> <text:s text:c="4"/>Abstract <text:tab/><text:tab/><text:tab/><text:tab/><text:tab/><text:tab/><text:tab/><text:tab/><text:tab/><text:tab/>i</text:p>
      <text:p text:style-name="P19"><text:tab/> <text:s text:c="4"/>Acknowledgment <text:tab/><text:tab/><text:tab/><text:tab/><text:tab/><text:tab/><text:tab/><text:tab/><text:tab/>ii</text:p>
      <text:p text:style-name="P19"><text:tab/> <text:s text:c="4"/>Contents <text:tab/><text:tab/><text:tab/><text:tab/><text:tab/><text:tab/><text:tab/><text:tab/><text:tab/><text:tab/><text:span text:style-name="T1">iii</text:span></text:p>
      <text:p text:style-name="P19"><text:tab/> <text:s text:c="4"/>List of Figures<text:tab/><text:tab/><text:tab/><text:tab/><text:tab/><text:tab/><text:tab/><text:tab/><text:tab/><text:span text:style-name="T1">vi</text:span></text:p>
      <text:p text:style-name="P19"><text:tab/> <text:s text:c="4"/>List of Tables<text:tab/><text:tab/><text:tab/><text:tab/><text:tab/><text:tab/><text:tab/><text:tab/><text:tab/><text:span text:style-name="T1">vii</text:span></text:p>
      <text:p text:style-name="P18"/>
      <text:p text:style-name="P15"><text:span text:style-name="T6">Chapters</text:span><text:span text:style-name="T7"><text:tab/><text:tab/><text:tab/><text:tab/><text:tab/><text:tab/><text:tab/><text:tab/><text:tab/><text:tab/> <text:s text:c="3"/></text:span><text:span text:style-name="T8">P</text:span><text:span text:style-name="T6">age No.</text:span></text:p>
      <text:p text:style-name="P18"/>
      <text:p text:style-name="P20"><text:bookmark-start text:name="__DdeLink__337_574226532"/>Chapter <text:span text:style-name="T3">1</text:span>: <text:span text:style-name="T3">Introduction<text:tab/><text:tab/><text:tab/><text:tab/><text:tab/><text:tab/><text:tab/><text:tab/><text:tab/> <text:s text:c="2"/>01</text:span></text:p>
      <text:p text:style-name="P25"><text:tab/><text:bookmark-start text:name="__DdeLink__175_574226532"/><text:span text:style-name="T3">1</text:span>.1 <text:span text:style-name="T4">Overview<text:tab/></text:span><text:tab/><text:tab/><text:tab/><text:tab/><text:tab/><text:tab/><text:tab/><text:tab/> <text:s text:c="2"/><text:span text:style-name="T3">0</text:span><text:bookmark-end text:name="__DdeLink__175_574226532"/><text:span text:style-name="T3">1</text:span></text:p>
      <text:p text:style-name="P26"><text:tab/><text:span text:style-name="T3">1</text:span>.<text:span text:style-name="T4">2</text:span> <text:span text:style-name="T4">Network Security</text:span><text:tab/><text:tab/><text:tab/><text:tab/><text:tab/><text:tab/><text:tab/><text:tab/> <text:s text:c="2"/><text:span text:style-name="T3">0</text:span><text:bookmark-end text:name="__DdeLink__337_574226532"/><text:span text:style-name="T3">1</text:span></text:p>
      <text:p text:style-name="P30"><text:tab/><text:tab/><text:span text:style-name="T40">1</text:span>.<text:span text:style-name="T4">2</text:span>.1 <text:span text:style-name="T70">Anomaly in Network Security</text:span><text:tab/><text:tab/><text:tab/><text:tab/><text:tab/> <text:s text:c="2"/><text:span text:style-name="T3">01</text:span></text:p>
      <text:p text:style-name="P30"><text:span text:style-name="T40"><text:tab/><text:tab/>1</text:span>.<text:span text:style-name="T4">2</text:span>.<text:span text:style-name="T70">2</text:span> <text:span text:style-name="T4">Intrusion Detection System</text:span><text:tab/><text:tab/><text:tab/><text:tab/><text:tab/> <text:s text:c="2"/><text:span text:style-name="T3">01</text:span></text:p>
      <text:p text:style-name="P33"><text:tab/><text:tab/>1.2.<text:span text:style-name="T70">3</text:span> Attack Classification<text:tab/><text:tab/><text:tab/><text:tab/><text:tab/><text:tab/> <text:s text:c="2"/>02</text:p>
      <text:p text:style-name="P10">1.3 <text:span text:style-name="T5">Machine Learning and its Applications<text:tab/></text:span><text:tab/><text:tab/><text:tab/><text:tab/> <text:s text:c="2"/><text:span text:style-name="T3">03</text:span></text:p>
      <text:p text:style-name="P13">1.4 <text:span text:style-name="T71">Types of </text:span>Intrusion Detection Systems<text:tab/><text:tab/><text:tab/><text:tab/><text:tab/> <text:s text:c="2"/><text:span text:style-name="T71">04</text:span></text:p>
      <text:p text:style-name="P5"><text:tab/><text:span text:style-name="T72">1</text:span>.<text:span text:style-name="T72">4</text:span>.1 <text:span text:style-name="T5">Signature Based Detection</text:span><text:tab/><text:tab/><text:tab/><text:tab/><text:tab/> <text:s text:c="2"/><text:span text:style-name="T3">04</text:span></text:p>
      <text:p text:style-name="P11"><text:tab/><text:span text:style-name="T72">1</text:span>.<text:span text:style-name="T72">4</text:span>.2 <text:span text:style-name="T5">Statistical Anomaly Based Detection</text:span><text:tab/><text:tab/><text:tab/><text:tab/> <text:s text:c="2"/><text:span text:style-name="T3">04</text:span></text:p>
      <text:p text:style-name="P11"><text:span text:style-name="T72">1.5</text:span> <text:span text:style-name="T5">Machine Learning<text:tab/><text:tab/><text:tab/></text:span><text:tab/><text:tab/><text:tab/><text:tab/> <text:s text:c="2"/><text:span text:style-name="T3">04</text:span></text:p>
      <text:p text:style-name="P5"><text:tab/><text:span text:style-name="T72">1.5</text:span>.1 <text:bookmark-start text:name="__DdeLink__177_5742265321"/><text:span text:style-name="T39">S</text:span><text:bookmark-end text:name="__DdeLink__177_5742265321"/><text:span text:style-name="T39">upervised Learning<text:tab/></text:span><text:tab/><text:tab/><text:tab/><text:tab/><text:tab/> <text:s text:c="2"/><text:span text:style-name="T3">05</text:span></text:p>
      <text:p text:style-name="P11"><text:tab/><text:span text:style-name="T73">1.5</text:span>.2 <text:span text:style-name="T40">Unsupervised Learning<text:tab/><text:tab/></text:span><text:tab/><text:tab/><text:tab/><text:tab/> <text:s text:c="2"/><text:span text:style-name="T3">06</text:span></text:p>
      <text:p text:style-name="P5"><text:tab/><text:span text:style-name="T73">1.5</text:span><text:bookmark-start text:name="__DdeLink__219_574226532"/>.<text:span text:style-name="T39">3</text:span> <text:bookmark-start text:name="__DdeLink__177_5742265322"/><text:span text:style-name="T40">R</text:span><text:bookmark-end text:name="__DdeLink__177_5742265322"/><text:span text:style-name="T40">einforcement Learning</text:span><text:tab/><text:tab/><text:tab/><text:tab/><text:tab/> <text:s text:c="2"/><text:span text:style-name="T3">06</text:span></text:p>
      <text:p text:style-name="P11"><text:span text:style-name="T73">1.6</text:span> <text:span text:style-name="T40">Types of Anomaly Based Detection</text:span><text:tab/><text:tab/><text:tab/><text:tab/><text:tab/> <text:s text:c="2"/><text:span text:style-name="T3">07</text:span></text:p>
      <text:p text:style-name="P5"><text:tab/><text:span text:style-name="T73">1.6</text:span>.1 <text:span text:style-name="T5">Statistical Anomaly</text:span><text:bookmark-start text:name="__DdeLink__177_57422653221"/><text:span text:style-name="T5"> Detection</text:span><text:bookmark-end text:name="__DdeLink__177_57422653221"/><text:tab/><text:tab/><text:tab/><text:tab/><text:tab/> <text:s text:c="2"/><text:span text:style-name="T3">07</text:span></text:p>
      <text:p text:style-name="P11"><text:bookmark-end text:name="__DdeLink__219_574226532"/><text:tab/><text:span text:style-name="T73">1.6</text:span><text:bookmark-start text:name="__DdeLink__223_574226532"/>.2 <text:bookmark-start text:name="__DdeLink__225_574226532"/><text:span text:style-name="T41">D</text:span><text:bookmark-end text:name="__DdeLink__225_574226532"/><text:span text:style-name="T41">ata Mining Based Approach<text:tab/></text:span><text:tab/><text:tab/><text:tab/><text:tab/> <text:s text:c="2"/><text:bookmark-end text:name="__DdeLink__223_574226532"/><text:span text:style-name="T74">09</text:span></text:p>
      <text:p text:style-name="P11"><text:tab/><text:span text:style-name="T73">1.6</text:span>.<text:span text:style-name="T41">3</text:span> <text:span text:style-name="T41">Knowledge Based Detection Techniques</text:span><text:tab/><text:tab/><text:tab/> <text:s text:c="2"/><text:span text:style-name="T65">10</text:span></text:p>
      <text:p text:style-name="P21"><text:bookmark-start text:name="__DdeLink__303_574226532"/><text:bookmark-start text:name="__DdeLink__173_574226532"/>Chapter 2: <text:span text:style-name="T2">Literature Survey<text:tab/><text:tab/><text:tab/><text:tab/><text:tab/><text:tab/><text:tab/><text:tab/> <text:s text:c="2"/>12</text:span></text:p>
      <text:p text:style-name="P27"><text:tab/><text:bookmark-end text:name="__DdeLink__303_574226532"/><text:bookmark-end text:name="__DdeLink__173_574226532"/><text:bookmark-start text:name="__DdeLink__250_574226532"/><text:bookmark-start text:name="__DdeLink__233_574226532"/><text:bookmark text:name="__DdeLink__1013_378241631"/><text:bookmark text:name="__DdeLink__1019_378241631"/><text:span text:style-name="T75">2.1 Statistical Modeling<text:tab/><text:tab/><text:tab/><text:tab/><text:tab/><text:tab/><text:tab/> <text:s text:c="2"/>12</text:span></text:p>
      <text:p text:style-name="P2"><text:tab/>2.1.1 <text:bookmark-start text:name="__DdeLink__242_574226532"/><text:span text:style-name="T41">Markov Models</text:span><text:bookmark-end text:name="__DdeLink__242_574226532"/><text:span text:style-name="T41"><text:tab/><text:tab/></text:span><text:tab/><text:tab/><text:tab/><text:tab/><text:tab/> <text:s text:c="2"/><text:span text:style-name="T65">12</text:span></text:p>
      <text:p text:style-name="P6"><text:tab/><text:bookmark-start text:name="__DdeLink__223_5742265321"/>2.1.2 <text:span text:style-name="T41">Markov Chains<text:tab/><text:tab/><text:tab/></text:span><text:tab/><text:tab/><text:tab/><text:tab/> <text:s text:c="2"/><text:bookmark-end text:name="__DdeLink__223_5742265321"/><text:span text:style-name="T65">13</text:span></text:p>
      <text:p text:style-name="P6"><text:bookmark-end text:name="__DdeLink__233_574226532"/><text:soft-page-break/><text:tab/><text:bookmark-start text:name="__DdeLink__238_574226532"/>2.1.<text:span text:style-name="T41">3</text:span> <text:span text:style-name="T41">Hidden Markov Models</text:span><text:tab/><text:tab/><text:tab/><text:tab/><text:tab/> <text:s text:c="2"/><text:bookmark-end text:name="__DdeLink__238_574226532"/><text:span text:style-name="T65">13</text:span></text:p>
      <text:p text:style-name="P6"><text:tab/>2.1.<text:span text:style-name="T41">4</text:span> <text:span text:style-name="T41">HMM Based Related Work<text:tab/><text:tab/></text:span><text:tab/><text:tab/><text:tab/> <text:s text:c="2"/><text:span text:style-name="T65">15</text:span></text:p>
      <text:p text:style-name="P6"><text:bookmark-start text:name="__DdeLink__271_574226532"/><text:bookmark-start text:name="__DdeLink__257_574226532"/>2.2 <text:span text:style-name="T41">Naive Bayes Classifier<text:tab/><text:tab/></text:span><text:tab/><text:tab/><text:tab/><text:tab/><text:tab/> <text:s text:c="2"/><text:bookmark-end text:name="__DdeLink__257_574226532"/><text:span text:style-name="T65">16</text:span></text:p>
      <text:p text:style-name="P2"><text:tab/>2.2.1 <text:bookmark-start text:name="__DdeLink__242_5742265321"/><text:span text:style-name="T41">B</text:span><text:bookmark-end text:name="__DdeLink__242_5742265321"/><text:span text:style-name="T41">ayes Theorem<text:tab/><text:tab/></text:span><text:tab/><text:tab/><text:tab/><text:tab/><text:tab/> <text:s text:c="2"/><text:span text:style-name="T65">16</text:span></text:p>
      <text:p text:style-name="P6"><text:tab/><text:bookmark-start text:name="__DdeLink__223_57422653211"/>2.2<text:span text:style-name="T41">.2</text:span> <text:span text:style-name="T41">Formal Definition and Background</text:span><text:tab/><text:tab/><text:tab/><text:tab/> <text:s text:c="2"/><text:bookmark-end text:name="__DdeLink__223_57422653211"/><text:span text:style-name="T65">17</text:span></text:p>
      <text:p text:style-name="P6"><text:tab/><text:bookmark-start text:name="__DdeLink__238_5742265321"/>2.2.<text:span text:style-name="T41">3</text:span> <text:span text:style-name="T41">Properties of Naive Bayes</text:span><text:tab/><text:tab/><text:tab/><text:tab/><text:tab/> <text:s text:c="2"/><text:bookmark-end text:name="__DdeLink__238_5742265321"/><text:span text:style-name="T65">18</text:span></text:p>
      <text:p text:style-name="P6"><text:bookmark-end text:name="__DdeLink__250_574226532"/><text:tab/><text:bookmark-start text:name="__DdeLink__255_574226532"/>2.2.<text:span text:style-name="T41">4</text:span> <text:span text:style-name="T41">Advantages and Limitations<text:tab/><text:tab/></text:span><text:tab/><text:tab/><text:tab/> <text:s text:c="2"/><text:bookmark-end text:name="__DdeLink__255_574226532"/><text:span text:style-name="T65">18</text:span></text:p>
      <text:p text:style-name="P6"><text:tab/>2.2.<text:span text:style-name="T41">5</text:span> <text:span text:style-name="T41">Recent Research in Network Anomaly Detection using NBC</text:span><text:tab/> <text:s text:c="2"/><text:bookmark-end text:name="__DdeLink__271_574226532"/><text:span text:style-name="T65">19</text:span></text:p>
      <text:p text:style-name="P6">2.<text:span text:style-name="T76">3</text:span> <text:span text:style-name="T41">Proposed System<text:tab/><text:tab/><text:tab/></text:span><text:tab/><text:tab/><text:tab/><text:tab/><text:tab/> <text:s text:c="2"/><text:span text:style-name="T65">22</text:span></text:p>
      <text:p text:style-name="P16"><text:bookmark-start text:name="__DdeLink__259_574226532"/><text:span text:style-name="T7">Chapter 3: </text:span><text:span text:style-name="T9">System Analysis<text:tab/><text:tab/><text:tab/><text:tab/><text:tab/><text:tab/><text:tab/><text:tab/><text:tab/> <text:s text:c="2"/></text:span><text:bookmark-end text:name="__DdeLink__259_574226532"/><text:span text:style-name="T12">2</text:span><text:span text:style-name="T13">3</text:span><text:span text:style-name="T7"><text:line-break/><text:tab/></text:span><text:span text:style-name="T15">3</text:span><text:span text:style-name="T16">.1 </text:span><text:span text:style-name="T18">Requirements</text:span><text:span text:style-name="T16"><text:tab/><text:tab/><text:tab/><text:tab/><text:tab/><text:tab/><text:tab/><text:tab/><text:tab/> <text:s text:c="2"/></text:span><text:span text:style-name="T20">2</text:span><text:span text:style-name="T21">3</text:span><text:span text:style-name="T27"><text:tab/><text:tab/></text:span><text:span text:style-name="T28">3</text:span><text:span text:style-name="T27">.1.1 </text:span><text:span text:style-name="T29">Hardware Requirements</text:span><text:span text:style-name="T27"><text:tab/><text:tab/><text:tab/><text:tab/><text:tab/><text:tab/> <text:s text:c="2"/></text:span><text:span text:style-name="T30">2</text:span><text:span text:style-name="T31">3</text:span><text:span text:style-name="T27"><text:tab/><text:tab/></text:span><text:span text:style-name="T28">3</text:span><text:span text:style-name="T27">.1.2 </text:span><text:span text:style-name="T29">Software Requirements<text:tab/><text:tab/><text:tab/><text:tab/><text:tab/><text:tab/><text:tab/></text:span><text:span text:style-name="T27"> <text:s text:c="2"/></text:span><text:span text:style-name="T30">2</text:span><text:span text:style-name="T31">3</text:span><text:span text:style-name="T27"> </text:span><text:span text:style-name="T16"><text:tab/><text:tab/></text:span><text:span text:style-name="T17">3</text:span><text:span text:style-name="T16">.1.3 </text:span><text:span text:style-name="T19">Functional Requirements</text:span><text:span text:style-name="T17"><text:tab/></text:span><text:span text:style-name="T16"><text:tab/><text:tab/><text:tab/><text:tab/><text:tab/> <text:s text:c="2"/></text:span><text:span text:style-name="T20">2</text:span><text:span text:style-name="T21">3</text:span><text:span text:style-name="T22"><text:tab/></text:span><text:span text:style-name="T23">3.2 </text:span><text:span text:style-name="T24">Datasets<text:tab/><text:tab/><text:tab/></text:span><text:span text:style-name="T23"><text:tab/><text:tab/><text:tab/><text:tab/><text:tab/><text:tab/><text:tab/> <text:s text:c="2"/></text:span><text:span text:style-name="T25">2</text:span><text:span text:style-name="T26">4</text:span></text:p>
      <text:p text:style-name="P16"><text:span text:style-name="T10">Chapter </text:span><text:span text:style-name="T11">4</text:span><text:span text:style-name="T10">: </text:span><text:span text:style-name="T11">System Design</text:span><text:span text:style-name="T9"><text:tab/><text:tab/><text:tab/><text:tab/><text:tab/><text:tab/><text:tab/><text:tab/><text:tab/> <text:s text:c="2"/></text:span><text:span text:style-name="T12">2</text:span><text:span text:style-name="T14">7</text:span></text:p>
      <text:p text:style-name="P7"><text:span text:style-name="T61">4</text:span><text:bookmark-start text:name="__DdeLink__257_5742265321"/>.<text:span text:style-name="T61">1</text:span> <text:span text:style-name="T61">Design Considerations<text:tab/><text:tab/></text:span><text:tab/><text:tab/><text:tab/><text:tab/><text:tab/> <text:s text:c="2"/><text:bookmark-end text:name="__DdeLink__257_5742265321"/><text:span text:style-name="T65">27</text:span></text:p>
      <text:p text:style-name="P3"><text:tab/><text:span text:style-name="T61">4</text:span>.<text:span text:style-name="T61">1</text:span>.1 <text:span text:style-name="T61">Modules<text:tab/><text:tab/><text:tab/></text:span><text:tab/><text:tab/><text:tab/><text:tab/><text:tab/> <text:s text:c="2"/><text:span text:style-name="T65">27</text:span></text:p>
      <text:p text:style-name="P7"><text:tab/><text:span text:style-name="T61">4</text:span><text:bookmark-start text:name="__DdeLink__223_574226532111"/>.<text:span text:style-name="T61">1.2</text:span> <text:bookmark-start text:name="__DdeLink__279_574226532"/><text:span text:style-name="T61">Use Case Diagram</text:span><text:bookmark-end text:name="__DdeLink__279_574226532"/><text:span text:style-name="T61"><text:tab/><text:tab/></text:span><text:tab/><text:tab/><text:tab/><text:tab/> <text:s text:c="2"/><text:bookmark-end text:name="__DdeLink__223_574226532111"/><text:span text:style-name="T65">29</text:span></text:p>
      <text:p text:style-name="P8"><text:tab/><text:span text:style-name="T61">4.1</text:span><text:bookmark-start text:name="__DdeLink__255_5742265321"/>.<text:span text:style-name="T77">3</text:span> <text:span text:style-name="T62">Data Flow Diagram<text:tab/><text:tab/><text:tab/></text:span><text:tab/><text:tab/><text:tab/> <text:s text:c="2"/><text:bookmark-end text:name="__DdeLink__255_5742265321"/><text:span text:style-name="T66">30</text:span></text:p>
      <text:p text:style-name="P8"><text:span text:style-name="T42"><text:tab/></text:span><text:span text:style-name="T45">4</text:span><text:span text:style-name="T43">.</text:span><text:span text:style-name="T45">1</text:span><text:span text:style-name="T43">.</text:span><text:span text:style-name="T52">4</text:span><text:span text:style-name="T43"> </text:span><text:span text:style-name="T46">State </text:span><text:span text:style-name="T54">Diagram</text:span><text:span text:style-name="T43"><text:tab/><text:tab/><text:tab/><text:tab/><text:tab/><text:tab/><text:tab/> <text:s text:c="2"/></text:span><text:span text:style-name="T50">30</text:span></text:p>
      <text:p text:style-name="P22"><text:bookmark-start text:name="__DdeLink__173_5742265321"/>Chapter <text:span text:style-name="T62">5</text:span>: <text:span text:style-name="T63">Implementation<text:tab/><text:tab/><text:tab/><text:tab/><text:tab/><text:tab/><text:tab/><text:tab/><text:tab/> <text:s text:c="2"/>32</text:span></text:p>
      <text:p text:style-name="P28"><text:tab/><text:span text:style-name="T62">5</text:span><text:bookmark-start text:name="__DdeLink__1013_3782416311"/><text:bookmark-start text:name="__DdeLink__1019_3782416311"/>.1 <text:span text:style-name="T63">Language Used for Implementation</text:span><text:tab/><text:tab/><text:tab/><text:tab/><text:tab/> <text:s text:c="2"/><text:span text:style-name="T65">32</text:span></text:p>
      <text:p text:style-name="P12"><text:tab/><text:span text:style-name="T62">5</text:span><text:bookmark-start text:name="__DdeLink__181_5742265321"/>.1.1 <text:bookmark-start text:name="__DdeLink__177_5742265323"/><text:span text:style-name="T63">P</text:span><text:bookmark-end text:name="__DdeLink__177_5742265323"/><text:span text:style-name="T63">ython<text:tab/><text:tab/><text:tab/></text:span><text:tab/><text:tab/><text:tab/><text:tab/><text:tab/> <text:s text:c="2"/><text:span text:style-name="T65">32</text:span></text:p>
      <text:p text:style-name="P8"><text:bookmark-end text:name="__DdeLink__181_5742265321"/><text:span text:style-name="T62">5</text:span>.<text:span text:style-name="T5">2</text:span> <text:span text:style-name="T63">Libraries Used for Implementation<text:tab/></text:span><text:tab/><text:tab/><text:tab/><text:tab/> <text:s text:c="2"/><text:span text:style-name="T65">33</text:span></text:p>
      <text:p text:style-name="P4"><text:tab/><text:span text:style-name="T62">5</text:span>.<text:span text:style-name="T39">2</text:span>.1 <text:span text:style-name="T63">NumPy<text:tab/><text:tab/><text:tab/></text:span><text:tab/><text:tab/><text:tab/><text:tab/><text:tab/> <text:s text:c="2"/><text:span text:style-name="T65">33</text:span></text:p>
      <text:p text:style-name="P8"><text:bookmark-end text:name="__DdeLink__173_5742265321"/><text:bookmark-end text:name="__DdeLink__1013_3782416311"/><text:bookmark-end text:name="__DdeLink__1019_3782416311"/><text:tab/><text:span text:style-name="T62">5</text:span>.<text:span text:style-name="T39">2</text:span>.2 <text:span text:style-name="T63">Flask<text:tab/><text:tab/><text:tab/><text:tab/></text:span><text:tab/><text:tab/><text:tab/><text:tab/> <text:s text:c="2"/><text:span text:style-name="T65">34</text:span></text:p>
      <text:p text:style-name="P4"><text:tab/><text:span text:style-name="T62">5</text:span><text:bookmark-start text:name="__DdeLink__219_5742265321"/>.<text:span text:style-name="T39">2</text:span>.<text:span text:style-name="T39">3</text:span> <text:span text:style-name="T63">Matplotlib<text:tab/><text:tab/></text:span><text:tab/><text:tab/><text:tab/><text:tab/><text:tab/> <text:s text:c="2"/><text:span text:style-name="T65">34</text:span></text:p>
      <text:p text:style-name="P8"><text:span text:style-name="T62">5</text:span>.<text:span text:style-name="T40">3</text:span> <text:span text:style-name="T67">Pseudo Code<text:tab/><text:tab/><text:tab/></text:span><text:tab/><text:tab/><text:tab/><text:tab/><text:tab/> <text:s text:c="2"/><text:span text:style-name="T65">35</text:span></text:p>
      <text:p text:style-name="P4"><text:tab/><text:span text:style-name="T63">5</text:span><text:bookmark-start text:name="__DdeLink__320_574226532"/>.<text:span text:style-name="T41">3</text:span>.1 <text:span text:style-name="T64">Determine Optimal Bands</text:span><text:bookmark-start text:name="__DdeLink__329_574226532"/><text:span text:style-name="T64"> Procedure</text:span><text:bookmark-end text:name="__DdeLink__329_574226532"/><text:tab/><text:tab/><text:tab/><text:tab/> <text:s text:c="2"/><text:span text:style-name="T65">35</text:span></text:p>
      <text:p text:style-name="P9"><text:bookmark-end text:name="__DdeLink__219_5742265321"/><text:tab/><text:span text:style-name="T63">5</text:span><text:bookmark-start text:name="__DdeLink__223_5742265322"/>.<text:span text:style-name="T41">3</text:span>.2 <text:bookmark-start text:name="__DdeLink__225_5742265322"/><text:span text:style-name="T64">U</text:span><text:bookmark-end text:name="__DdeLink__225_5742265322"/><text:span text:style-name="T64">pdate Probabilities Procedure<text:tab/></text:span><text:tab/><text:tab/><text:tab/><text:tab/> <text:s text:c="2"/><text:span text:style-name="T65">3</text:span><text:bookmark-end text:name="__DdeLink__223_5742265322"/><text:span text:style-name="T65">6</text:span></text:p>
      <text:p text:style-name="P9"><text:span text:style-name="T43"><text:tab/></text:span><text:span text:style-name="T47">5</text:span><text:span text:style-name="T43">.</text:span><text:span text:style-name="T44">3</text:span><text:span text:style-name="T43">.</text:span><text:span text:style-name="T44">3</text:span><text:span text:style-name="T43"> </text:span><text:span text:style-name="T48">Train </text:span><text:span text:style-name="T58">Procedure<text:tab/><text:tab/><text:tab/><text:tab/></text:span><text:span text:style-name="T43"><text:tab/><text:tab/><text:tab/> <text:s text:c="2"/></text:span><text:span text:style-name="T49">3</text:span><text:span text:style-name="T53">7</text:span></text:p>
      <text:p text:style-name="P9"><text:bookmark-end text:name="__DdeLink__320_574226532"/><text:soft-page-break/><text:span text:style-name="T43"><text:tab/></text:span><text:span text:style-name="T47">5</text:span><text:span text:style-name="T55">.</text:span><text:span text:style-name="T56">3</text:span><text:span text:style-name="T55">.</text:span><text:span text:style-name="T57">4</text:span><text:span text:style-name="T55"> </text:span><text:span text:style-name="T58">Train Phase Procedure<text:tab/></text:span><text:span text:style-name="T55"><text:tab/><text:tab/><text:tab/><text:tab/><text:tab/> <text:s text:c="2"/></text:span><text:span text:style-name="T59">3</text:span><text:span text:style-name="T60">8</text:span></text:p>
      <text:p text:style-name="P9"><text:tab/><text:span text:style-name="T63">5</text:span><text:bookmark-start text:name="__DdeLink__223_57422653221"/>.<text:span text:style-name="T41">3</text:span>.<text:span text:style-name="T63">5</text:span> <text:bookmark-start text:name="__DdeLink__332_574226532"/><text:span text:style-name="T64">Determine Probability Procedure</text:span><text:bookmark-end text:name="__DdeLink__332_574226532"/><text:tab/><text:tab/><text:tab/><text:tab/> <text:s text:c="2"/><text:bookmark-end text:name="__DdeLink__223_57422653221"/><text:span text:style-name="T67">39</text:span></text:p>
      <text:p text:style-name="P9"><text:span text:style-name="T43"><text:tab/></text:span><text:span text:style-name="T47">5</text:span><text:span text:style-name="T43">.</text:span><text:span text:style-name="T44">3</text:span><text:span text:style-name="T43">.</text:span><text:span text:style-name="T47">6</text:span><text:span text:style-name="T43"> </text:span><text:span text:style-name="T58">Determine Threshold Probability Procedure</text:span><text:span text:style-name="T43"><text:tab/><text:tab/><text:tab/> <text:s text:c="2"/></text:span><text:span text:style-name="T51">3</text:span><text:span text:style-name="T53">9</text:span></text:p>
      <text:p text:style-name="P9"><text:span text:style-name="T43"><text:tab/></text:span><text:span text:style-name="T47">5</text:span><text:span text:style-name="T55">.</text:span><text:span text:style-name="T56">3</text:span><text:span text:style-name="T55">.</text:span><text:span text:style-name="T57">7</text:span><text:span text:style-name="T55"> </text:span><text:span text:style-name="T58">Deploy Procedure<text:tab/></text:span><text:span text:style-name="T55"><text:tab/><text:tab/><text:tab/><text:tab/><text:tab/> <text:s text:c="2"/></text:span><text:span text:style-name="T60">40</text:span></text:p>
      <text:p text:style-name="P24">Chapter <text:span text:style-name="T78">6</text:span>: <text:span text:style-name="T78">Testing<text:tab/><text:tab/><text:tab/><text:tab/><text:tab/><text:tab/><text:tab/><text:tab/> <text:s text:c="2"/><text:tab/><text:tab/> <text:s text:c="2"/>41</text:span></text:p>
      <text:p text:style-name="P31"><text:tab/><text:span text:style-name="T78">6</text:span>.1 <text:span text:style-name="T78">Testing Methods<text:tab/><text:tab/><text:tab/></text:span><text:tab/><text:tab/><text:tab/><text:tab/><text:tab/> <text:s text:c="2"/><text:span text:style-name="T78">41</text:span></text:p>
      <text:p text:style-name="P31"><text:tab/><text:tab/><text:span text:style-name="T78">6.1.1 Static Testing<text:tab/><text:tab/><text:tab/><text:tab/><text:tab/><text:tab/><text:tab/> <text:s text:c="2"/>41</text:span></text:p>
      <text:p text:style-name="P31"><text:tab/><text:tab/><text:span text:style-name="T78">6.1.1 Dynamic Testing<text:tab/><text:tab/><text:tab/><text:tab/><text:tab/><text:tab/> <text:s text:c="2"/>41</text:span></text:p>
      <text:p text:style-name="P31"><text:tab/><text:tab/><text:span text:style-name="T78">6.1.1 White Box Testing<text:tab/><text:tab/><text:tab/><text:tab/><text:tab/><text:tab/> <text:s text:c="2"/>41</text:span></text:p>
      <text:p text:style-name="P31"><text:tab/><text:tab/><text:span text:style-name="T78">6.1.1 Black Box Testing<text:tab/><text:tab/><text:tab/><text:tab/><text:tab/><text:tab/> <text:s text:c="2"/>41</text:span></text:p>
      <text:p text:style-name="P14">6.2 Testing Levels<text:tab/><text:tab/><text:tab/><text:tab/><text:tab/><text:tab/><text:tab/><text:tab/> <text:s text:c="2"/>4<text:span text:style-name="T82">2</text:span></text:p>
      <text:p text:style-name="P14"><text:tab/>6.2.1 Unit Testing<text:tab/><text:tab/><text:tab/><text:tab/><text:tab/><text:tab/><text:tab/> <text:s text:c="2"/>4<text:span text:style-name="T82">2</text:span></text:p>
      <text:p text:style-name="P23">C<text:bookmark-start text:name="__DdeLink__342_574226532"/>hapter <text:span text:style-name="T79">7</text:span>: <text:span text:style-name="T64">Results<text:tab/><text:tab/><text:tab/><text:tab/><text:tab/><text:tab/><text:tab/><text:tab/><text:tab/><text:tab/> <text:s text:c="2"/>44</text:span></text:p>
      <text:p text:style-name="P29"><text:tab/><text:span text:style-name="T79">7</text:span><text:bookmark-start text:name="__DdeLink__175_5742265321"/>.1 <text:span text:style-name="T64">Screenshots</text:span><text:tab/><text:tab/><text:tab/><text:tab/><text:tab/><text:tab/><text:tab/><text:tab/> <text:s text:c="2"/><text:bookmark-end text:name="__DdeLink__175_5742265321"/><text:span text:style-name="T80">44</text:span></text:p>
      <text:p text:style-name="P32"><text:tab/><text:span text:style-name="T79">7</text:span>.<text:span text:style-name="T4">2</text:span> <text:span text:style-name="T64">Results Obtained</text:span><text:tab/><text:tab/><text:tab/><text:tab/><text:tab/><text:tab/><text:tab/><text:tab/> <text:s text:c="2"/><text:span text:style-name="T68">48</text:span></text:p>
      <text:p text:style-name="P23"><text:bookmark-start text:name="__DdeLink__9195_1892081785"/>Chapter <text:span text:style-name="T81">8</text:span>: <text:span text:style-name="T64">Conclusion<text:tab/><text:tab/><text:tab/><text:tab/><text:tab/><text:tab/><text:tab/><text:tab/><text:tab/> <text:s text:c="2"/></text:span><text:bookmark-end text:name="__DdeLink__9195_1892081785"/><text:span text:style-name="T64">50</text:span></text:p>
      <text:p text:style-name="P34"><text:bookmark-end text:name="__DdeLink__342_574226532"/>Chapter <text:span text:style-name="T81">9</text:span>: <text:span text:style-name="T69">Challenges and Future Work<text:tab/><text:tab/><text:tab/><text:tab/><text:tab/><text:tab/><text:tab/> <text:s text:c="2"/>51</text:span></text:p>
      <text:p text:style-name="P16"><text:span text:style-name="T32"><text:tab/> <text:s text:c="7"/></text:span><text:bookmark-start text:name="__DdeLink__350_574226532"/><text:span text:style-name="T33">Appendix</text:span><text:span text:style-name="T32"><text:tab/><text:tab/><text:tab/><text:tab/><text:tab/><text:tab/><text:tab/><text:tab/><text:tab/> <text:s text:c="2"/></text:span><text:bookmark-end text:name="__DdeLink__350_574226532"/><text:span text:style-name="T35">5</text:span><text:span text:style-name="T37">2</text:span></text:p>
      <text:p text:style-name="P17"><text:span text:style-name="T33"><text:tab/> <text:s text:c="7"/>Bibliography</text:span><text:span text:style-name="T34"><text:tab/><text:tab/><text:tab/><text:tab/><text:tab/><text:tab/><text:tab/><text:tab/><text:tab/> <text:s text:c="2"/></text:span><text:span text:style-name="T36">5</text:span><text:span text:style-name="T38">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iberation Sans1" svg:font-family="'Liberation Sans'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oject_20_Title" style:display-name="Project Title" style:family="paragraph" style:parent-style-name="Standard" style:master-page-name="">
      <style:paragraph-properties fo:line-height="150%" fo:text-align="center" style:justify-single-word="false" style:page-number="auto"/>
      <style:text-properties style:font-name="Times New Roman" fo:font-family="'Times New Roman'" style:font-style-name="Regular" style:font-family-generic="roman" style:font-pitch="variable" fo:font-size="18pt" style:text-underline-style="solid" style:text-underline-width="auto" style:text-underline-color="font-color" fo:font-weight="bold" style:font-size-asian="10.5pt"/>
    </style:style>
    <style:style style:name="Project_20_Heading" style:display-name="Project Heading" style:family="paragraph" style:parent-style-name="Standard" style:master-page-name="">
      <style:paragraph-properties fo:line-height="150%" style:page-number="auto"/>
      <style:text-properties style:font-name="Times New Roman1" fo:font-family="'Times New Roman'" style:font-style-name="Bold" style:font-family-generic="roman" style:font-pitch="variable" fo:font-size="16pt" fo:font-weight="bold" style:font-size-asian="10.5pt"/>
    </style:style>
    <style:style style:name="Project_20_Subheading" style:display-name="Project Subheading" style:family="paragraph" style:parent-style-name="Standard" style:master-page-name="">
      <style:paragraph-properties fo:line-height="150%" style:page-number="auto"/>
      <style:text-properties style:font-name="Times New Roman1" fo:font-family="'Times New Roman'" style:font-style-name="Bold" style:font-family-generic="roman" style:font-pitch="variable" fo:font-size="14pt" fo:font-weight="bold" style:font-size-asian="10.5pt"/>
    </style:style>
    <style:style style:name="Project_20_Chapter" style:display-name="Project Chapter" style:family="paragraph" style:parent-style-name="Standard" style:master-page-name="">
      <style:paragraph-properties fo:line-height="150%" fo:text-align="end" style:justify-single-word="false" style:page-number="auto"/>
      <style:text-properties style:font-name="Times New Roman1" fo:font-family="'Times New Roman'" style:font-style-name="Bold" style:font-family-generic="roman" style:font-pitch="variable" fo:font-size="16pt" fo:font-weight="bold" style:font-size-asian="10.5pt"/>
    </style:style>
    <style:style style:name="Project_20_Body" style:display-name="Project Body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" fo:font-family="'Times New Roman'" style:font-style-name="Regular" style:font-family-generic="roman" style:font-pitch="variable" style:font-size-asian="10.5pt"/>
    </style:style>
    <style:style style:name="Project_20_Fig_20__26__20_Tab" style:display-name="Project Fig &amp; Tab" style:family="paragraph" style:parent-style-name="Standard" style:master-page-name="">
      <style:paragraph-properties fo:margin-top="0.199cm" fo:margin-bottom="0cm" style:contextual-spacing="false" fo:line-height="150%" fo:text-align="center" style:justify-single-word="false" style:page-number="auto"/>
      <style:text-properties style:font-name="Times New Roman" fo:font-family="'Times New Roman'" style:font-style-name="Regular" style:font-family-generic="roman" style:font-pitch="variable" fo:font-size="11pt" style:font-size-asian="10.5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Calibri" style:font-family-complex="Calibri" style:font-family-generic-complex="system" style:font-pitch-complex="variable" style:font-size-complex="14pt" style:font-weight-complex="bold"/>
    </style:style>
    <style:style style:name="Contents_20_Heading" style:display-name="Contents Heading" style:family="paragraph" style:parent-style-name="Heading_20_1" style:default-outline-level="" style:class="index">
      <style:text-properties fo:language="en" fo:country="US" style:language-asian="ja" style:country-asian="JP"/>
    </style:style>
    <style:style style:name="Contents_20_1" style:display-name="Contents 1" style:family="paragraph" style:parent-style-name="Standard" style:default-outline-level="" style:class="index">
      <style:paragraph-properties fo:margin-top="0cm" fo:margin-bottom="0.176cm" style:contextual-spacing="false"/>
      <style:text-properties fo:language="en" fo:country="US" style:language-asian="ja" style:country-asian="JP" style:font-name-complex="Calibri" style:font-family-complex="Calibri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uperscript" style:family="text">
      <style:text-properties style:text-position="super 75%" style:font-name="Times New Roman" fo:font-family="'Times New Roman'" style:font-style-name="Regular" style:font-family-generic="roman" style:font-pitch="variable" style:font-size-asian="10.5pt"/>
    </style:style>
    <style:style style:name="Subscript" style:family="text">
      <style:text-properties style:text-position="sub 60%" style:font-name="Times New Roman" fo:font-family="'Times New Roman'" style:font-style-name="Regular" style:font-family-generic="roman" style:font-pitch="variable" style:font-size-asian="10.5pt"/>
    </style:style>
    <style:style style:name="Normal" style:family="text" style:parent-style-name="Superscript">
      <style:text-properties style:text-position="0% 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ext_20_Body" style:display-name="Text Body" style:family="graphic" style:parent-style-name="Graphics">
      <style:graphic-properties svg:width="13.944cm" svg:height="7.276cm" text:anchor-type="as-char" svg:x="0cm" svg:y="-7.276cm" fo:margin-left="0cm" fo:margin-right="0cm" fo:margin-top="0cm" fo:margin-bottom="0cm" style:vertical-pos="top" style:vertical-rel="baseline" style:horizontal-pos="center" style:horizontal-rel="paragraph" fo:padding="0cm" fo:border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i" style:print-orientation="portrait" fo:margin-top="1.91cm" fo:margin-bottom="1.91cm" fo:margin-left="3.18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v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8T16:27:54.601110568</meta:creation-date>
    <dc:date>2014-06-07T09:09:15.527211505</dc:date>
    <meta:editing-duration>PT4H21M14S</meta:editing-duration>
    <meta:editing-cycles>56</meta:editing-cycles>
    <meta:generator>LibreOffice/4.1.5.3$Linux_X86_64 LibreOffice_project/410m0$Build-3</meta:generator>
    <meta:document-statistic meta:table-count="0" meta:image-count="0" meta:object-count="0" meta:page-count="3" meta:paragraph-count="76" meta:word-count="354" meta:character-count="2981" meta:non-whitespace-character-count="1909"/>
  </office:meta>
</office:document-meta>
</file>